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Condensed1" svg:font-family="'DejaVu Sans Condensed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echnologies" style:family="table">
      <style:table-properties style:width="7.0243in" fo:margin-left="0.1833in" table:align="left" style:shadow="none"/>
    </style:style>
    <style:style style:name="Technologies.A" style:family="table-column">
      <style:table-column-properties style:column-width="2.3139in"/>
    </style:style>
    <style:style style:name="Technologies.B" style:family="table-column">
      <style:table-column-properties style:column-width="2.375in"/>
    </style:style>
    <style:style style:name="Technologies.C" style:family="table-column">
      <style:table-column-properties style:column-width="2.3354in"/>
    </style:style>
    <style:style style:name="Technologies.1" style:family="table-row">
      <style:table-row-properties style:min-row-height="1.1243in"/>
    </style:style>
    <style:style style:name="Technologies.A1" style:family="table-cell">
      <style:table-cell-properties fo:background-color="transparent" fo:padding="0in" fo:border="none">
        <style:background-image/>
      </style:table-cell-properties>
    </style:style>
    <style:style style:name="Experience1" style:family="table">
      <style:table-properties style:width="6.7701in" fo:margin-left="0.4146in" table:align="left" style:shadow="none"/>
    </style:style>
    <style:style style:name="Experience1.A" style:family="table-column">
      <style:table-column-properties style:column-width="5.1847in"/>
    </style:style>
    <style:style style:name="Experience1.B" style:family="table-column">
      <style:table-column-properties style:column-width="1.5854in"/>
    </style:style>
    <style:style style:name="Experience1.A1" style:family="table-cell">
      <style:table-cell-properties fo:background-color="#e6e6ff" fo:padding="0.0597in" fo:border="none">
        <style:background-image/>
      </style:table-cell-properties>
    </style:style>
    <style:style style:name="Experience1.A2" style:family="table-cell">
      <style:table-cell-properties fo:padding="0.0597in" fo:border="none"/>
    </style:style>
    <style:style style:name="Table1" style:family="table">
      <style:table-properties style:width="6.759in" fo:margin-left="0.4257in" table:align="left" style:shadow="none"/>
    </style:style>
    <style:style style:name="Table1.A" style:family="table-column">
      <style:table-column-properties style:column-width="4.8757in"/>
    </style:style>
    <style:style style:name="Table1.B" style:family="table-column">
      <style:table-column-properties style:column-width="1.8833in"/>
    </style:style>
    <style:style style:name="Table1.A1" style:family="table-cell">
      <style:table-cell-properties fo:background-color="#e6e6ff" fo:padding="0.0597in" fo:border="none">
        <style:background-image/>
      </style:table-cell-properties>
    </style:style>
    <style:style style:name="Table1.A2" style:family="table-cell">
      <style:table-cell-properties fo:padding="0.0597in" fo:border="none"/>
    </style:style>
    <style:style style:name="Table3" style:family="table">
      <style:table-properties style:width="6.7493in" fo:margin-left="0.4861in" table:align="left" style:shadow="none"/>
    </style:style>
    <style:style style:name="Table3.A" style:family="table-column">
      <style:table-column-properties style:column-width="5.6861in"/>
    </style:style>
    <style:style style:name="Table3.B" style:family="table-column">
      <style:table-column-properties style:column-width="1.0632in"/>
    </style:style>
    <style:style style:name="Table3.A1" style:family="table-cell">
      <style:table-cell-properties fo:background-color="#e6e6ff" fo:padding="0.0597in" fo:border="none">
        <style:background-image/>
      </style:table-cell-properties>
    </style:style>
    <style:style style:name="Table3.A2" style:family="table-cell">
      <style:table-cell-properties fo:padding="0.0597in" fo:border="none"/>
    </style:style>
    <style:style style:name="Table5" style:family="table">
      <style:table-properties style:width="6.7493in" fo:margin-left="0.4535in" table:align="left" style:shadow="none"/>
    </style:style>
    <style:style style:name="Table5.A" style:family="table-column">
      <style:table-column-properties style:column-width="3.3993in"/>
    </style:style>
    <style:style style:name="Table5.B" style:family="table-column">
      <style:table-column-properties style:column-width="3.35in"/>
    </style:style>
    <style:style style:name="Table5.1" style:family="table-row">
      <style:table-row-properties style:min-row-height="0.5611in"/>
    </style:style>
    <style:style style:name="Table5.A1" style:family="table-cell">
      <style:table-cell-properties fo:background-color="transparent" fo:padding="0in" fo:border="none">
        <style:background-image/>
      </style:table-cell-properties>
    </style:style>
    <style:style style:name="Table5.B1" style:family="table-cell">
      <style:table-cell-properties fo:padding="0in" fo:border="none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9pt" officeooo:rsid="00195f84" officeooo:paragraph-rsid="00177eb1" style:font-size-asian="9pt" style:font-size-complex="9pt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9pt" officeooo:rsid="00177eb1" officeooo:paragraph-rsid="00177eb1" style:font-size-asian="9pt" style:font-size-complex="9pt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9pt" officeooo:rsid="00177eb1" officeooo:paragraph-rsid="001d1e1f" style:font-size-asian="9pt" style:font-size-complex="9pt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9pt" officeooo:rsid="00177eb1" officeooo:paragraph-rsid="002ae531" style:font-size-asian="9pt" style:font-size-complex="9pt"/>
    </style:style>
    <style:style style:name="P5" style:family="paragraph" style:parent-style-name="Standard">
      <style:paragraph-properties fo:text-align="center" style:justify-single-word="false"/>
      <style:text-properties style:font-name="DejaVu Sans Condensed" fo:font-size="9pt" officeooo:rsid="00177eb1" officeooo:paragraph-rsid="00173b4f" style:font-size-asian="9pt" style:font-size-complex="9pt"/>
    </style:style>
    <style:style style:name="P6" style:family="paragraph" style:parent-style-name="Standard">
      <style:text-properties style:font-name="DejaVu Sans Condensed" fo:font-size="9pt" officeooo:rsid="002ae531" officeooo:paragraph-rsid="001eba70" style:font-size-asian="9pt" style:font-size-complex="9pt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9pt" officeooo:rsid="00519781" officeooo:paragraph-rsid="00519781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style:font-name="DejaVu Sans Condensed" fo:font-size="9pt" fo:font-weight="normal" officeooo:rsid="00173b4f" officeooo:paragraph-rsid="00173b4f" style:font-size-asian="9pt" style:font-weight-asian="normal" style:font-size-complex="9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DejaVu Sans Condensed" fo:font-size="16pt" fo:font-weight="bold" officeooo:rsid="00173b4f" officeooo:paragraph-rsid="00173b4f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officeooo:paragraph-rsid="00173b4f"/>
    </style:style>
    <style:style style:name="P11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style:font-name="DejaVu Sans Condensed" fo:font-size="9pt" fo:font-weight="bold" officeooo:rsid="00177eb1" officeooo:paragraph-rsid="00177eb1" style:font-size-asian="9pt" style:font-weight-asian="bold" style:font-size-complex="9pt" style:font-weight-complex="bold"/>
    </style:style>
    <style:style style:name="P12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style:font-name="DejaVu Sans Condensed" fo:font-size="9pt" fo:font-weight="bold" officeooo:rsid="002ae531" officeooo:paragraph-rsid="002ae531" style:font-size-asian="9pt" style:font-weight-asian="bold" style:font-size-complex="9pt" style:font-weight-complex="bold"/>
    </style:style>
    <style:style style:name="P13" style:family="paragraph" style:parent-style-name="Standard" style:master-page-name="">
      <style:paragraph-properties fo:margin-left="0.4366in" fo:margin-right="0.3118in" fo:text-align="start" style:justify-single-word="false" fo:text-indent="0in" style:auto-text-indent="false" style:page-number="auto"/>
      <style:text-properties style:font-name="DejaVu Sans Condensed" fo:font-size="9pt" officeooo:rsid="00519781" officeooo:paragraph-rsid="00519781" style:font-size-asian="9pt" style:font-size-complex="9pt"/>
    </style:style>
    <style:style style:name="P14" style:family="paragraph" style:parent-style-name="Table_20_Contents">
      <style:paragraph-properties fo:text-align="end" style:justify-single-word="false"/>
      <style:text-properties style:font-name="DejaVu Sans Condensed" fo:font-size="8pt" fo:font-style="italic" officeooo:rsid="001a084a" officeooo:paragraph-rsid="001a084a" style:font-size-asian="8pt" style:font-style-asian="italic" style:font-size-complex="8pt" style:font-style-complex="italic"/>
    </style:style>
    <style:style style:name="P15" style:family="paragraph" style:parent-style-name="Table_20_Contents">
      <style:paragraph-properties fo:text-align="end" style:justify-single-word="false"/>
      <style:text-properties style:font-name="DejaVu Sans Condensed" fo:font-size="8pt" fo:font-style="italic" officeooo:rsid="001a084a" officeooo:paragraph-rsid="001c07bb" style:font-size-asian="8pt" style:font-style-asian="italic" style:font-size-complex="8pt" style:font-style-complex="italic"/>
    </style:style>
    <style:style style:name="P16" style:family="paragraph" style:parent-style-name="Table_20_Contents">
      <style:paragraph-properties fo:text-align="end" style:justify-single-word="false"/>
      <style:text-properties style:font-name="DejaVu Sans Condensed" fo:font-size="8pt" fo:font-style="italic" officeooo:rsid="001eba70" officeooo:paragraph-rsid="001eba70" style:font-size-asian="8pt" style:font-style-asian="italic" style:font-size-complex="8pt" style:font-style-complex="italic"/>
    </style:style>
    <style:style style:name="P17" style:family="paragraph" style:parent-style-name="Table_20_Contents" style:list-style-name="L12">
      <style:paragraph-properties fo:text-align="start" style:justify-single-word="false"/>
      <style:text-properties style:font-name="DejaVu Sans Condensed" fo:font-size="9pt" fo:font-style="italic" officeooo:rsid="004683eb" officeooo:paragraph-rsid="004683eb" style:font-size-asian="9pt" style:font-style-asian="italic" style:font-size-complex="9pt" style:font-style-complex="italic"/>
    </style:style>
    <style:style style:name="P18" style:family="paragraph" style:parent-style-name="Table_20_Contents">
      <style:paragraph-properties fo:text-align="start" style:justify-single-word="false"/>
      <style:text-properties style:font-name="DejaVu Sans Condensed" fo:font-size="9pt" fo:font-style="italic" officeooo:rsid="004683eb" officeooo:paragraph-rsid="004683eb" style:font-size-asian="9pt" style:font-style-asian="italic" style:font-size-complex="9pt" style:font-style-complex="italic"/>
    </style:style>
    <style:style style:name="P19" style:family="paragraph" style:parent-style-name="Table_20_Contents" style:list-style-name="L13">
      <style:paragraph-properties fo:text-align="start" style:justify-single-word="false"/>
      <style:text-properties style:font-name="DejaVu Sans Condensed" fo:font-size="9pt" fo:font-style="italic" officeooo:rsid="004c844a" officeooo:paragraph-rsid="004c844a" style:font-size-asian="9pt" style:font-style-asian="italic" style:font-size-complex="9pt" style:font-style-complex="italic"/>
    </style:style>
    <style:style style:name="P20" style:family="paragraph" style:parent-style-name="Table_20_Contents">
      <style:paragraph-properties fo:text-align="start" style:justify-single-word="false"/>
      <style:text-properties style:font-name="DejaVu Sans Condensed" fo:font-size="9pt" fo:font-style="italic" officeooo:rsid="004c844a" officeooo:paragraph-rsid="004c844a" style:font-size-asian="9pt" style:font-style-asian="italic" style:font-size-complex="9pt" style:font-style-complex="italic"/>
    </style:style>
    <style:style style:name="P21" style:family="paragraph" style:parent-style-name="Table_20_Contents" style:list-style-name="L14">
      <style:paragraph-properties fo:text-align="start" style:justify-single-word="false"/>
      <style:text-properties style:font-name="DejaVu Sans Condensed" fo:font-size="9pt" fo:font-style="italic" officeooo:rsid="004da1e1" officeooo:paragraph-rsid="004da1e1" style:font-size-asian="9pt" style:font-style-asian="italic" style:font-size-complex="9pt" style:font-style-complex="italic"/>
    </style:style>
    <style:style style:name="P22" style:family="paragraph" style:parent-style-name="Table_20_Contents" style:list-style-name="L14">
      <style:paragraph-properties fo:text-align="start" style:justify-single-word="false"/>
      <style:text-properties style:font-name="DejaVu Sans Condensed" fo:font-size="9pt" fo:font-style="italic" officeooo:rsid="004fec50" officeooo:paragraph-rsid="004fec50" style:font-size-asian="9pt" style:font-style-asian="italic" style:font-size-complex="9pt" style:font-style-complex="italic"/>
    </style:style>
    <style:style style:name="P23" style:family="paragraph" style:parent-style-name="Table_20_Contents">
      <style:paragraph-properties fo:text-align="start" style:justify-single-word="false"/>
      <style:text-properties style:font-name="DejaVu Sans Condensed" fo:font-size="9pt" fo:font-style="italic" fo:font-weight="bold" officeooo:rsid="001a084a" officeooo:paragraph-rsid="001a084a" style:font-size-asian="9pt" style:font-style-asian="italic" style:font-weight-asian="bold" style:font-size-complex="9pt" style:font-style-complex="italic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DejaVu Sans Condensed" fo:font-size="9pt" fo:font-style="italic" fo:font-weight="bold" officeooo:rsid="001a084a" officeooo:paragraph-rsid="001c07bb" style:font-size-asian="9pt" style:font-style-asian="italic" style:font-weight-asian="bold" style:font-size-complex="9pt" style:font-style-complex="italic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DejaVu Sans Condensed" fo:font-size="9pt" fo:font-style="italic" fo:font-weight="bold" officeooo:rsid="001eba70" officeooo:paragraph-rsid="001eba70" style:font-size-asian="9pt" style:font-style-asian="italic" style:font-weight-asian="bold" style:font-size-complex="9pt" style:font-style-complex="italic" style:font-weight-complex="bold"/>
    </style:style>
    <style:style style:name="P26" style:family="paragraph" style:parent-style-name="Table_20_Contents">
      <style:paragraph-properties fo:text-align="end" style:justify-single-word="false"/>
      <style:text-properties style:font-name="DejaVu Sans Condensed" fo:font-size="9pt" officeooo:rsid="001a084a" officeooo:paragraph-rsid="001c07bb" style:font-size-asian="9pt" style:font-size-complex="9pt"/>
    </style:style>
    <style:style style:name="P27" style:family="paragraph" style:parent-style-name="Table_20_Contents">
      <style:paragraph-properties fo:text-align="end" style:justify-single-word="false"/>
      <style:text-properties style:font-name="DejaVu Sans Condensed" fo:font-size="9pt" officeooo:rsid="001a084a" officeooo:paragraph-rsid="001a084a" style:font-size-asian="9pt" style:font-size-complex="9pt"/>
    </style:style>
    <style:style style:name="P28" style:family="paragraph" style:parent-style-name="Table_20_Contents">
      <style:paragraph-properties fo:text-align="end" style:justify-single-word="false"/>
      <style:text-properties style:font-name="DejaVu Sans Condensed" fo:font-size="9pt" officeooo:rsid="001a084a" officeooo:paragraph-rsid="001eba70" style:font-size-asian="9pt" style:font-size-complex="9pt"/>
    </style:style>
    <style:style style:name="P29" style:family="paragraph" style:parent-style-name="Table_20_Contents" style:list-style-name="L1">
      <style:paragraph-properties fo:text-align="start" style:justify-single-word="false"/>
      <style:text-properties style:font-name="DejaVu Sans Condensed" fo:font-size="9pt" officeooo:rsid="002ce506" officeooo:paragraph-rsid="002e1f2b" style:font-size-asian="9pt" style:font-size-complex="9pt"/>
    </style:style>
    <style:style style:name="P30" style:family="paragraph" style:parent-style-name="Table_20_Contents" style:list-style-name="L1">
      <style:paragraph-properties fo:text-align="start" style:justify-single-word="false"/>
      <style:text-properties style:font-name="DejaVu Sans Condensed" fo:font-size="9pt" officeooo:rsid="002ce506" officeooo:paragraph-rsid="002ce506" style:font-size-asian="9pt" style:font-size-complex="9pt"/>
    </style:style>
    <style:style style:name="P31" style:family="paragraph" style:parent-style-name="Table_20_Contents" style:list-style-name="L1">
      <style:paragraph-properties fo:text-align="start" style:justify-single-word="false"/>
      <style:text-properties style:font-name="DejaVu Sans Condensed" fo:font-size="9pt" officeooo:rsid="002e1f2b" officeooo:paragraph-rsid="002e1f2b" style:font-size-asian="9pt" style:font-size-complex="9pt"/>
    </style:style>
    <style:style style:name="P32" style:family="paragraph" style:parent-style-name="Table_20_Contents" style:list-style-name="L1">
      <style:paragraph-properties fo:text-align="start" style:justify-single-word="false"/>
      <style:text-properties style:font-name="DejaVu Sans Condensed" fo:font-size="9pt" officeooo:rsid="002e1f2b" officeooo:paragraph-rsid="003bc159" style:font-size-asian="9pt" style:font-size-complex="9pt"/>
    </style:style>
    <style:style style:name="P33" style:family="paragraph" style:parent-style-name="Table_20_Contents" style:list-style-name="L1">
      <style:paragraph-properties fo:text-align="start" style:justify-single-word="false"/>
      <style:text-properties style:font-name="DejaVu Sans Condensed" fo:font-size="9pt" officeooo:rsid="002e80ae" officeooo:paragraph-rsid="003f95ea" style:font-size-asian="9pt" style:font-size-complex="9pt"/>
    </style:style>
    <style:style style:name="P34" style:family="paragraph" style:parent-style-name="Table_20_Contents" style:list-style-name="L1">
      <style:paragraph-properties fo:text-align="start" style:justify-single-word="false"/>
      <style:text-properties style:font-name="DejaVu Sans Condensed" fo:font-size="9pt" officeooo:rsid="002e3ae0" officeooo:paragraph-rsid="002e3ae0" style:font-size-asian="9pt" style:font-size-complex="9pt"/>
    </style:style>
    <style:style style:name="P35" style:family="paragraph" style:parent-style-name="Table_20_Contents" style:list-style-name="L1">
      <style:paragraph-properties fo:text-align="start" style:justify-single-word="false"/>
      <style:text-properties style:font-name="DejaVu Sans Condensed" fo:font-size="9pt" officeooo:rsid="0031486a" officeooo:paragraph-rsid="0031486a" style:font-size-asian="9pt" style:font-size-complex="9pt"/>
    </style:style>
    <style:style style:name="P36" style:family="paragraph" style:parent-style-name="Table_20_Contents" style:list-style-name="L10">
      <style:paragraph-properties fo:text-align="start" style:justify-single-word="false"/>
      <style:text-properties style:font-name="DejaVu Sans Condensed" fo:font-size="9pt" officeooo:rsid="002ae531" officeooo:paragraph-rsid="002ae531" style:font-size-asian="9pt" style:font-size-complex="9pt"/>
    </style:style>
    <style:style style:name="P37" style:family="paragraph" style:parent-style-name="Table_20_Contents" style:list-style-name="L10">
      <style:paragraph-properties fo:text-align="start" style:justify-single-word="false"/>
      <style:text-properties style:font-name="DejaVu Sans Condensed" fo:font-size="9pt" officeooo:rsid="002f51a4" officeooo:paragraph-rsid="002f51a4" style:font-size-asian="9pt" style:font-size-complex="9pt"/>
    </style:style>
    <style:style style:name="P38" style:family="paragraph" style:parent-style-name="Table_20_Contents" style:list-style-name="L10">
      <style:paragraph-properties fo:text-align="start" style:justify-single-word="false"/>
      <style:text-properties style:font-name="DejaVu Sans Condensed" fo:font-size="9pt" officeooo:rsid="002b66b3" officeooo:paragraph-rsid="002b66b3" style:font-size-asian="9pt" style:font-size-complex="9pt"/>
    </style:style>
    <style:style style:name="P39" style:family="paragraph" style:parent-style-name="Table_20_Contents">
      <style:paragraph-properties fo:text-align="start" style:justify-single-word="false"/>
      <style:text-properties style:font-name="DejaVu Sans Condensed" fo:font-size="9pt" officeooo:rsid="001eba70" officeooo:paragraph-rsid="001eba70" style:font-size-asian="9pt" style:font-size-complex="9pt"/>
    </style:style>
    <style:style style:name="P40" style:family="paragraph" style:parent-style-name="Table_20_Contents" style:list-style-name="L1">
      <style:paragraph-properties fo:text-align="start" style:justify-single-word="false"/>
      <style:text-properties style:font-name="DejaVu Sans Condensed" fo:font-size="9pt" officeooo:rsid="003bc159" officeooo:paragraph-rsid="003bc159" style:font-size-asian="9pt" style:font-size-complex="9pt"/>
    </style:style>
    <style:style style:name="P41" style:family="paragraph" style:parent-style-name="Table_20_Contents" style:list-style-name="L1">
      <style:paragraph-properties fo:text-align="start" style:justify-single-word="false"/>
      <style:text-properties style:font-name="DejaVu Sans Condensed" fo:font-size="9pt" officeooo:rsid="003d5409" officeooo:paragraph-rsid="003d5409" style:font-size-asian="9pt" style:font-size-complex="9pt"/>
    </style:style>
    <style:style style:name="P42" style:family="paragraph" style:parent-style-name="Table_20_Contents" style:list-style-name="L1">
      <style:paragraph-properties fo:text-align="start" style:justify-single-word="false"/>
      <style:text-properties style:font-name="DejaVu Sans Condensed" fo:font-size="9pt" officeooo:rsid="003fd612" officeooo:paragraph-rsid="003fd612" style:font-size-asian="9pt" style:font-size-complex="9pt"/>
    </style:style>
    <style:style style:name="P43" style:family="paragraph" style:parent-style-name="Table_20_Contents" style:list-style-name="L1">
      <style:paragraph-properties fo:text-align="start" style:justify-single-word="false"/>
      <style:text-properties style:font-name="DejaVu Sans Condensed" fo:font-size="9pt" officeooo:rsid="00426b26" officeooo:paragraph-rsid="00426b26" style:font-size-asian="9pt" style:font-size-complex="9pt"/>
    </style:style>
    <style:style style:name="P44" style:family="paragraph" style:parent-style-name="Table_20_Contents" style:list-style-name="L1">
      <style:paragraph-properties fo:text-align="start" style:justify-single-word="false"/>
      <style:text-properties style:font-name="DejaVu Sans Condensed" fo:font-size="9pt" officeooo:rsid="0044b047" officeooo:paragraph-rsid="0044b047" style:font-size-asian="9pt" style:font-size-complex="9pt"/>
    </style:style>
    <style:style style:name="P45" style:family="paragraph" style:parent-style-name="Table_20_Contents">
      <style:paragraph-properties fo:text-align="start" style:justify-single-word="false"/>
      <style:text-properties style:font-name="DejaVu Sans Condensed" fo:font-size="9pt" fo:font-weight="bold" officeooo:rsid="001a084a" officeooo:paragraph-rsid="001a084a" style:font-size-asian="9pt" style:font-weight-asian="bold" style:font-size-complex="9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DejaVu Sans Condensed" fo:font-size="9pt" fo:font-weight="bold" officeooo:rsid="001c07bb" officeooo:paragraph-rsid="001c07bb" style:font-size-asian="9pt" style:font-weight-asian="bold" style:font-size-complex="9pt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DejaVu Sans Condensed" fo:font-size="9pt" fo:font-weight="bold" officeooo:rsid="001eba70" officeooo:paragraph-rsid="001eba70" style:font-size-asian="9pt" style:font-weight-asian="bold" style:font-size-complex="9pt" style:font-weight-complex="bold"/>
    </style:style>
    <style:style style:name="P48" style:family="paragraph" style:parent-style-name="Table_20_Contents" style:list-style-name="L11">
      <style:paragraph-properties fo:text-align="start" style:justify-single-word="false"/>
      <style:text-properties style:font-name="DejaVu Sans Condensed" fo:font-size="9pt" fo:font-style="normal" officeooo:rsid="00414cbc" officeooo:paragraph-rsid="00414cbc" style:font-size-asian="9pt" style:font-style-asian="normal" style:font-size-complex="9pt" style:font-style-complex="normal"/>
    </style:style>
    <style:style style:name="P49" style:family="paragraph" style:parent-style-name="Table_20_Contents">
      <style:paragraph-properties fo:text-align="start" style:justify-single-word="false"/>
      <style:text-properties style:font-name="DejaVu Sans Condensed" fo:font-size="9pt" fo:font-style="normal" officeooo:rsid="00414cbc" officeooo:paragraph-rsid="00414cbc" style:font-size-asian="9pt" style:font-style-asian="normal" style:font-size-complex="9pt" style:font-style-complex="normal"/>
    </style:style>
    <style:style style:name="P50" style:family="paragraph" style:parent-style-name="Table_20_Contents" style:list-style-name="L7">
      <style:paragraph-properties fo:margin-left="0.9846in" fo:margin-right="0in" fo:text-align="start" style:justify-single-word="false" fo:text-indent="-0.25in" style:auto-text-indent="false"/>
      <style:text-properties style:font-name="DejaVu Sans Condensed" fo:font-size="9pt" officeooo:rsid="0026e8f1" officeooo:paragraph-rsid="0026e8f1" style:font-size-asian="9pt" style:font-size-complex="9pt"/>
    </style:style>
    <style:style style:name="P51" style:family="paragraph" style:parent-style-name="Table_20_Contents" style:list-style-name="L7">
      <style:paragraph-properties fo:margin-left="0.9846in" fo:margin-right="0in" fo:text-align="start" style:justify-single-word="false" fo:text-indent="-0.25in" style:auto-text-indent="false"/>
      <style:text-properties style:font-name="DejaVu Sans Condensed" fo:font-size="9pt" officeooo:paragraph-rsid="0026e8f1" style:font-size-asian="9pt" style:font-size-complex="9pt"/>
    </style:style>
    <style:style style:name="P52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style:font-name="DejaVu Sans Condensed" fo:font-size="9pt" fo:font-style="italic" officeooo:rsid="00414cbc" officeooo:paragraph-rsid="00414cbc" style:font-size-asian="9pt" style:font-style-asian="italic" style:font-size-complex="9pt" style:font-style-complex="italic"/>
    </style:style>
    <style:style style:name="P53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style:font-name="DejaVu Sans Condensed" fo:font-size="9pt" fo:font-style="italic" officeooo:rsid="004683eb" officeooo:paragraph-rsid="004683eb" style:font-size-asian="9pt" style:font-style-asian="italic" style:font-size-complex="9pt" style:font-style-complex="italic"/>
    </style:style>
    <style:style style:name="P54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style:font-name="DejaVu Sans Condensed" fo:font-size="9pt" fo:font-style="italic" officeooo:rsid="004c844a" officeooo:paragraph-rsid="004c844a" style:font-size-asian="9pt" style:font-style-asian="italic" style:font-size-complex="9pt" style:font-style-complex="italic"/>
    </style:style>
    <style:style style:name="P55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style:font-name="DejaVu Sans Condensed" fo:font-size="9pt" fo:font-style="italic" officeooo:rsid="004da1e1" officeooo:paragraph-rsid="004da1e1" style:font-size-asian="9pt" style:font-style-asian="italic" style:font-size-complex="9pt" style:font-style-complex="italic"/>
    </style:style>
    <style:style style:name="P56" style:family="paragraph" style:parent-style-name="Table_20_Contents" style:list-style-name="L7">
      <style:paragraph-properties fo:margin-left="0in" fo:margin-right="0in" fo:text-align="start" style:justify-single-word="false" fo:text-indent="0in" style:auto-text-indent="false"/>
      <style:text-properties style:font-name="DejaVu Sans Condensed" fo:font-size="9pt" officeooo:rsid="0048f3de" officeooo:paragraph-rsid="0048f3de" style:font-size-asian="9pt" style:font-size-complex="9pt"/>
    </style:style>
    <style:style style:name="P5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DejaVu Sans Condensed" fo:font-size="9pt" fo:font-style="normal" officeooo:rsid="004bd43f" officeooo:paragraph-rsid="004bd43f" style:font-size-asian="9pt" style:font-style-asian="normal" style:font-size-complex="9pt" style:font-style-complex="normal"/>
    </style:style>
    <style:style style:name="T1" style:family="text">
      <style:text-properties style:font-name="DejaVu Sans Condensed" fo:font-size="9pt" fo:font-weight="normal" officeooo:rsid="00173b4f" style:font-size-asian="9pt" style:font-weight-asian="normal" style:font-size-complex="9pt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c07bb"/>
    </style:style>
    <style:style style:name="T4" style:family="text">
      <style:text-properties officeooo:rsid="001eba70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2596ac"/>
    </style:style>
    <style:style style:name="T7" style:family="text">
      <style:text-properties officeooo:rsid="0026e8f1"/>
    </style:style>
    <style:style style:name="T8" style:family="text">
      <style:text-properties officeooo:rsid="002e1f2b"/>
    </style:style>
    <style:style style:name="T9" style:family="text">
      <style:text-properties officeooo:rsid="002f51a4"/>
    </style:style>
    <style:style style:name="T10" style:family="text">
      <style:text-properties officeooo:rsid="0031486a"/>
    </style:style>
    <style:style style:name="T11" style:family="text">
      <style:text-properties officeooo:rsid="003bc159"/>
    </style:style>
    <style:style style:name="T12" style:family="text">
      <style:text-properties officeooo:rsid="003d5409"/>
    </style:style>
    <style:style style:name="T13" style:family="text">
      <style:text-properties officeooo:rsid="003ddc07"/>
    </style:style>
    <style:style style:name="T14" style:family="text">
      <style:text-properties officeooo:rsid="003f95ea"/>
    </style:style>
    <style:style style:name="T15" style:family="text">
      <style:text-properties officeooo:rsid="003fe8de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475f1e" style:font-style-asian="normal" style:font-style-complex="normal"/>
    </style:style>
    <style:style style:name="T18" style:family="text">
      <style:text-properties fo:font-style="normal" officeooo:rsid="004da1e1" style:font-style-asian="normal" style:font-style-complex="normal"/>
    </style:style>
    <style:style style:name="T19" style:family="text">
      <style:text-properties fo:font-style="normal" officeooo:rsid="004fec50" style:font-style-asian="normal" style:font-style-complex="normal"/>
    </style:style>
    <style:style style:name="T20" style:family="text">
      <style:text-properties officeooo:rsid="0043e731"/>
    </style:style>
    <style:style style:name="T21" style:family="text">
      <style:text-properties officeooo:rsid="0045649d"/>
    </style:style>
    <style:style style:name="T22" style:family="text">
      <style:text-properties officeooo:rsid="004be28c"/>
    </style:style>
    <style:style style:name="T23" style:family="text">
      <style:text-properties officeooo:rsid="006ac27d"/>
    </style:style>
    <style:style style:name="T24" style:family="text">
      <style:text-properties officeooo:rsid="00703ae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Grant Steffen Hulegaard</text:p>
      <text:p text:style-name="P8">50 Baccharis Place · Tiburon, California 94920</text:p>
      <text:p text:style-name="P10"><text:span text:style-name="T1">(415) 847-8622 · </text:span><text:a xlink:type="simple" xlink:href="mailto:gshulegaard@vireomd.net"><text:span text:style-name="T1">gshulegaard@vireomd.net</text:span></text:a></text:p>
      <text:p text:style-name="P5"/>
      <text:p text:style-name="P5"/>
      <text:p text:style-name="P5"/>
      <text:p text:style-name="P13">I am a passionate web developer that seeks to connect people with easily accessible tools and information. <text:s/>I have a penchant for single page applications. <text:s/>Specifically, anything related to functional reactive programming. <text:s/>Whether it be EmberJS's new Glimmer Engine or exploring the possibilities <text:span text:style-name="T23">of</text:span> signal programming with Elm. <text:s/>I am seeking employment opportunities that will allow me to continue building skills in full stack web development and also explore the limits of functional reactive programming. <text:s/>I envision a better web with <text:span text:style-name="T5">schema adaptive user interfaces</text:span><text:span text:style-name="T16"> on the horizon.</text:span></text:p>
      <text:p text:style-name="P7"/>
      <text:p text:style-name="P7"/>
      <text:p text:style-name="P11"><text:s text:c="4"/>Technologies</text:p>
      <text:p text:style-name="P1"/>
      <table:table table:name="Technologies" table:style-name="Technologies">
        <table:table-column table:style-name="Technologies.A"/>
        <table:table-column table:style-name="Technologies.B"/>
        <table:table-column table:style-name="Technologies.C"/>
        <table:table-row table:style-name="Technologies.1">
          <table:table-cell table:style-name="Technologies.A1" office:value-type="string">
            <text:list xml:id="list3337383095508453138" text:style-name="L1">
              <text:list-item>
                <text:p text:style-name="P29"><text:span text:style-name="T8">Languages</text:span></text:p>
                <text:list>
                  <text:list-item>
                    <text:p text:style-name="P29">Python, <text:span text:style-name="T11">R</text:span></text:p>
                  </text:list-item>
                  <text:list-item>
                    <text:p text:style-name="P30">JavaScript, <text:span text:style-name="T11">HTML5, CSS3</text:span></text:p>
                  </text:list-item>
                  <text:list-item>
                    <text:p text:style-name="P31">C/<text:span text:style-name="T9">C++</text:span></text:p>
                  </text:list-item>
                </text:list>
              </text:list-item>
              <text:list-item>
                <text:p text:style-name="P40">Architecture</text:p>
                <text:list>
                  <text:list-item>
                    <text:p text:style-name="P40">REST, SOAP, Microservices</text:p>
                  </text:list-item>
                  <text:list-item>
                    <text:p text:style-name="P40">Patterns: MVC, <text:span text:style-name="T14">Reactive, Responsive Web Design</text:span></text:p>
                  </text:list-item>
                  <text:list-item>
                    <text:p text:style-name="P42">Ubuntu, .<text:span text:style-name="T15">DEB packaging</text:span></text:p>
                  </text:list-item>
                </text:list>
              </text:list-item>
            </text:list>
          </table:table-cell>
          <table:table-cell table:style-name="Technologies.A1" office:value-type="string">
            <text:list xml:id="list164604013477948" text:continue-numbering="true" text:style-name="L1">
              <text:list-item>
                <text:p text:style-name="P32"><text:span text:style-name="T11">Web</text:span></text:p>
                <text:list>
                  <text:list-item>
                    <text:p text:style-name="P32">AngularJS, <text:span text:style-name="T11">EmberJS, NodeJS</text:span></text:p>
                  </text:list-item>
                  <text:list-item>
                    <text:p text:style-name="P43">JQuery, Bootstrap, <text:span text:style-name="T20">Zurb</text:span></text:p>
                  </text:list-item>
                  <text:list-item>
                    <text:p text:style-name="P40">Django, DRF, DjangoCMS</text:p>
                  </text:list-item>
                  <text:list-item>
                    <text:p text:style-name="P40">Pyramid, Cornice, Kotti</text:p>
                  </text:list-item>
                  <text:list-item>
                    <text:p text:style-name="P40">Grunt, Wordpress</text:p>
                  </text:list-item>
                  <text:list-item>
                    <text:p text:style-name="P40">UWSGI, FCGI</text:p>
                  </text:list-item>
                  <text:list-item>
                    <text:p text:style-name="P40">Nginx, Apache, IIS, Tomcat</text:p>
                  </text:list-item>
                  <text:list-item>
                    <text:p text:style-name="P44">Chrome Dev Tools, Firebug...</text:p>
                  </text:list-item>
                </text:list>
              </text:list-item>
            </text:list>
          </table:table-cell>
          <table:table-cell table:style-name="Technologies.A1" office:value-type="string">
            <text:list xml:id="list164605402976279" text:continue-numbering="true" text:style-name="L1">
              <text:list-item>
                <text:p text:style-name="P40">Databases</text:p>
                <text:list>
                  <text:list-item>
                    <text:p text:style-name="P31">PostgreSQL, <text:span text:style-name="T11">MySQL, MSSQL Server, SQLLite, SQL Anywhere</text:span></text:p>
                  </text:list-item>
                </text:list>
              </text:list-item>
              <text:list-item>
                <text:p text:style-name="P41">DevOps</text:p>
                <text:list>
                  <text:list-item>
                    <text:p text:style-name="P41">Git, <text:span text:style-name="T13">Trac, Slack</text:span></text:p>
                  </text:list-item>
                  <text:list-item>
                    <text:p text:style-name="P34"><text:span text:style-name="T12">Virtualization: </text:span>KVM/<text:span text:style-name="T10">Libvirt, LXC</text:span></text:p>
                  </text:list-item>
                  <text:list-item>
                    <text:p text:style-name="P33">Networking: <text:span text:style-name="T12">TCP/IP</text:span></text:p>
                  </text:list-item>
                </text:list>
              </text:list-item>
              <text:list-item>
                <text:p text:style-name="P33"><text:span text:style-name="T14">Security</text:span></text:p>
                <text:list>
                  <text:list-item>
                    <text:p text:style-name="P33"><text:span text:style-name="T14">OpenVPN, OpenSSH</text:span></text:p>
                  </text:list-item>
                  <text:list-item>
                    <text:p text:style-name="P35">eCryptfs</text:p>
                  </text:list-item>
                </text:list>
              </text:list-item>
            </text:list>
          </table:table-cell>
        </table:table-row>
      </table:table>
      <text:p text:style-name="P2"/>
      <text:p text:style-name="P11"><text:span text:style-name="T6"><text:s text:c="4"/>Relevant </text:span>Experience</text:p>
      <text:p text:style-name="P2"/>
      <table:table table:name="Experience1" table:style-name="Experience1">
        <table:table-column table:style-name="Experience1.A"/>
        <table:table-column table:style-name="Experience1.B"/>
        <table:table-row>
          <table:table-cell table:style-name="Experience1.A1" office:value-type="string">
            <text:p text:style-name="P45">AQT Solutions, Inc.</text:p>
            <text:p text:style-name="P23"><text:span text:style-name="T2">Software Engineer</text:span></text:p>
          </table:table-cell>
          <table:table-cell table:style-name="Experience1.A1" office:value-type="string">
            <text:p text:style-name="P27">Napa, California</text:p>
            <text:p text:style-name="P14">September 2013 - present</text:p>
          </table:table-cell>
        </table:table-row>
        <table:table-row>
          <table:table-cell table:style-name="Experience1.A2" table:number-columns-spanned="2" office:value-type="string">
            <text:p text:style-name="P57">AQT Solutions, Inc. began as an Aviation Training Management Company that sold software targeted for managing the training of pilots for both the military and private sectors. <text:s/>It currently seeks to expand into other regulated training markets such as Danger Goods. <text:s/><text:span text:style-name="T22">Some relevant personal projects of mine are listed below.</text:span></text:p>
            <text:p text:style-name="P57"/>
            <text:p text:style-name="P52">Web Portal for PowerBuilder based TMS:</text:p>
            <text:list xml:id="list6700005804114702814" text:style-name="L11">
              <text:list-item>
                <text:p text:style-name="P48">Architected a web portal leveraging open source WebRDP technologies to provide alternative deployment topologies for a legacy Windows based application.</text:p>
              </text:list-item>
              <text:list-item>
                <text:p text:style-name="P48">Single Page Application architecture</text:p>
              </text:list-item>
              <text:list-item>
                <text:p text:style-name="P48">RESTful web service backend</text:p>
              </text:list-item>
              <text:list-item>
                <text:p text:style-name="P48">EmberJS/AngularJS, <text:span text:style-name="T21">Pyramid, Mozilla Cornice, Postgres/MSSQL</text:span></text:p>
              </text:list-item>
            </text:list>
            <text:p text:style-name="P49"/>
            <text:p text:style-name="P53">Customer facing website development:</text:p>
            <text:list xml:id="list4035123743498114221" text:style-name="L12">
              <text:list-item>
                <text:p text:style-name="P17"><text:span text:style-name="T16">Worked closely with Marketing team to design, architect, and implement a new customer facing website with CRM </text:span><text:span text:style-name="T17">and CMS </text:span><text:span text:style-name="T16">functionality </text:span><text:span text:style-name="T17">with SEO and other marketing/sales oriented tooling</text:span><text:span text:style-name="T16">.</text:span></text:p>
              </text:list-item>
              <text:list-item>
                <text:p text:style-name="P17"><text:span text:style-name="T16">Django, uWSGI, SQL Anywhere, MySQL/Postgres</text:span></text:p>
              </text:list-item>
            </text:list>
            <text:p text:style-name="P18"/>
            <text:p text:style-name="P54">SAAS/Scalable server architecture:</text:p>
            <text:list xml:id="list6945443281354862954" text:style-name="L13">
              <text:list-item>
                <text:p text:style-name="P19"><text:span text:style-name="T16">Designed, documented, and executed the deployment of a new collocation server cage. <text:s/>This included security and planning for future scalability using technologies like Redis, HA Proxy, etc.</text:span></text:p>
              </text:list-item>
              <text:list-item>
                <text:p text:style-name="P19"><text:span text:style-name="T16">Ubuntu Server, KVM/Libvirt, Networking: TCP/IP, </text:span><text:span text:style-name="T18">iDrac</text:span></text:p>
              </text:list-item>
            </text:list>
            <text:p text:style-name="P20"/>
            <text:p text:style-name="P55">DevOps:</text:p>
            <text:list xml:id="list8855538788446372573" text:style-name="L14">
              <text:list-item>
                <text:p text:style-name="P21"><text:span text:style-name="T16">Defined </text:span><text:span text:style-name="T19">development workflow by implementing new development tools and establishing best practices.</text:span></text:p>
              </text:list-item>
              <text:list-item>
                <text:p text:style-name="P22"><text:span text:style-name="T19">G</text:span><text:span text:style-name="T16">it, Gitlab, .DEB packaging, Grunt</text:span></text:p>
              </text:list-item>
            </text:list>
          </table:table-cell>
          <table:covered-table-cell/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ext:soft-page-break/>
        <table:table-row>
          <table:table-cell table:style-name="Table1.A1" office:value-type="string">
            <text:p text:style-name="P46">VireoMD, Inc.</text:p>
            <text:p text:style-name="P24"><text:span text:style-name="T2">Software Engineer</text:span></text:p>
          </table:table-cell>
          <table:table-cell table:style-name="Table1.A1" office:value-type="string">
            <text:p text:style-name="P26"><text:span text:style-name="T3">Tiburon</text:span>, California</text:p>
            <text:p text:style-name="P15"><text:span text:style-name="T3">January 2011</text:span> – <text:span text:style-name="T3">September 2013</text:span></text:p>
          </table:table-cell>
        </table:table-row>
        <table:table-row>
          <table:table-cell table:style-name="Table1.A2" table:number-columns-spanned="2" office:value-type="string">
            <text:list xml:id="list7005555415198130912" text:style-name="L7">
              <text:list-header>
                <text:p text:style-name="P56">VireoMD, Inc. is a startup in the m<text:span text:style-name="T24">e</text:span>d<text:span text:style-name="T24">i</text:span>cal space that seeks to provide low-cost, market disruptive services to medicinal practitioners enabling them to comply with new government regulations concerning electronic medical records.</text:p>
                <text:p text:style-name="P56"/>
              </text:list-header>
              <text:list-item>
                <text:p text:style-name="P50">Founder</text:p>
              </text:list-item>
              <text:list-item>
                <text:p text:style-name="P50">Programming: Python, C, C++, Bash</text:p>
              </text:list-item>
              <text:list-item>
                <text:p text:style-name="P50">Web Design: HTML5, CSS3</text:p>
              </text:list-item>
              <text:list-item>
                <text:p text:style-name="P50">Linux server administration: Git, KVM, Trac, Apache, Kottie, Joomla, Cron</text:p>
              </text:list-item>
              <text:list-item>
                <text:p text:style-name="P50">Worked closely in a small team environment to build the technology stack for customer deployment</text:p>
              </text:list-item>
              <text:list-item>
                <text:p text:style-name="P50">Experience in system security for HIPAA compliance: eCryptfs, OpenVPN</text:p>
              </text:list-item>
              <text:list-item>
                <text:p text:style-name="P51"><text:span text:style-name="T7">Transitioned the company from pre-revenue to post-revenue</text:span></text:p>
              </text:list-item>
            </text:list>
          </table:table-cell>
          <table:covered-table-cell/>
        </table:table-row>
      </table:table>
      <text:p text:style-name="P3"/>
      <text:p text:style-name="P12"><text:s text:c="4"/>Interests/Skills</text:p>
      <text:p text:style-name="P4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list xml:id="list6697438825366817484" text:style-name="L10">
              <text:list-item>
                <text:p text:style-name="P36">Functional Reactive Programming</text:p>
              </text:list-item>
              <text:list-item>
                <text:p text:style-name="P37">Schema Adaptive User Interfaces</text:p>
              </text:list-item>
              <text:list-item>
                <text:p text:style-name="P38">Single Page Applications</text:p>
              </text:list-item>
              <text:list-item>
                <text:p text:style-name="P38">Scalable Web Architecture</text:p>
              </text:list-item>
            </text:list>
          </table:table-cell>
          <table:table-cell table:style-name="Table5.B1" office:value-type="string">
            <text:list xml:id="list164604065041473" text:continue-numbering="true" text:style-name="L10">
              <text:list-item>
                <text:p text:style-name="P38">Statistical Analysis</text:p>
              </text:list-item>
              <text:list-item>
                <text:p text:style-name="P38">Data Visualization</text:p>
              </text:list-item>
              <text:list-item>
                <text:p text:style-name="P36">Open Source technologies</text:p>
              </text:list-item>
              <text:list-item>
                <text:p text:style-name="P36">Linux</text:p>
              </text:list-item>
            </text:list>
          </table:table-cell>
        </table:table-row>
      </table:table>
      <text:p text:style-name="P4"/>
      <text:p text:style-name="P11"><text:s text:c="4"/>Education</text:p>
      <text:p text:style-name="P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7">Bachelor of Arts, Economics</text:p>
            <text:p text:style-name="P25"><text:span text:style-name="T2">University of California - Davis</text:span></text:p>
          </table:table-cell>
          <table:table-cell table:style-name="Table3.A1" office:value-type="string">
            <text:p text:style-name="P28"><text:span text:style-name="T4">Davis</text:span>, California</text:p>
            <text:p text:style-name="P16">Spring 2013</text:p>
          </table:table-cell>
        </table:table-row>
        <table:table-row>
          <table:table-cell table:style-name="Table3.A2" table:number-columns-spanned="2" office:value-type="string">
            <text:p text:style-name="P39"><text:span text:style-name="T5">Relevant Coursework:</text:span> Calculus, Vector Calculus, Applied Linear Algebra, Differential Equations, Statistics for</text:p>
            <text:p text:style-name="P39">Engineering, ANOVA, Regressions, Statistics with R, C, C++</text:p>
          </table:table-cell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 Condensed1" svg:font-family="'DejaVu Sans Condensed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9T11:52:21.697549204</meta:creation-date>
    <dc:date>2015-08-19T16:46:03.784899156</dc:date>
    <meta:editing-duration>PT4H48M31S</meta:editing-duration>
    <meta:editing-cycles>89</meta:editing-cycles>
    <meta:generator>LibreOffice/4.2.8.2$Linux_X86_64 LibreOffice_project/420m0$Build-2</meta:generator>
    <meta:document-statistic meta:table-count="5" meta:image-count="0" meta:object-count="0" meta:page-count="2" meta:paragraph-count="80" meta:word-count="563" meta:character-count="3807" meta:non-whitespace-character-count="3350"/>
  </office:meta>
</office:document-meta>
</file>